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iberation Mono2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able_20_Contents">
      <style:text-properties officeooo:rsid="0022d5d8" officeooo:paragraph-rsid="0022d5d8"/>
    </style:style>
    <style:style style:name="P2" style:family="paragraph" style:parent-style-name="Standard">
      <style:paragraph-properties fo:margin-left="0cm" fo:margin-right="0cm" fo:margin-top="0cm" fo:margin-bottom="0.349cm" loext:contextual-spacing="false" fo:text-indent="0.499cm" style:auto-text-indent="false"/>
    </style:style>
    <style:style style:name="P3" style:family="paragraph" style:parent-style-name="Standard">
      <style:paragraph-properties fo:margin-left="0cm" fo:margin-right="0cm" fo:margin-top="0cm" fo:margin-bottom="0.349cm" loext:contextual-spacing="false" fo:line-height="100%" fo:text-indent="0.499cm" style:auto-text-indent="false"/>
    </style:style>
    <style:style style:name="P4" style:family="paragraph" style:parent-style-name="Standard">
      <style:paragraph-properties fo:margin-left="0cm" fo:margin-right="0cm" fo:margin-top="0cm" fo:margin-bottom="0.349cm" loext:contextual-spacing="false" fo:text-align="start" style:justify-single-word="false" fo:text-indent="0.499cm" style:auto-text-indent="false"/>
      <style:text-properties officeooo:paragraph-rsid="002bf636"/>
    </style:style>
    <style:style style:name="P5" style:family="paragraph" style:parent-style-name="Standard" style:list-style-name="WWNum1">
      <style:paragraph-properties fo:margin-left="1cm" fo:margin-right="0cm" fo:margin-top="0cm" fo:margin-bottom="0.048cm" loext:contextual-spacing="false" fo:text-indent="-0.85cm" style:auto-text-indent="false">
        <style:tab-stops/>
      </style:paragraph-properties>
    </style:style>
    <style:style style:name="P6" style:family="paragraph" style:parent-style-name="Text_20_body">
      <style:text-properties officeooo:rsid="0019c8be" officeooo:paragraph-rsid="0019c8be"/>
    </style:style>
    <style:style style:name="P7" style:family="paragraph" style:parent-style-name="Text_20_body">
      <style:text-properties officeooo:rsid="001ce72f" officeooo:paragraph-rsid="001ce72f"/>
    </style:style>
    <style:style style:name="P8" style:family="paragraph" style:parent-style-name="Text_20_body">
      <style:text-properties fo:language="en" fo:country="US" officeooo:rsid="0019c8be" officeooo:paragraph-rsid="0019c8be" style:language-asian="en" style:country-asian="US" style:language-complex="ar" style:country-complex="SA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>
      <style:paragraph-properties fo:line-height="150%"/>
      <style:text-properties officeooo:paragraph-rsid="002a0aef"/>
    </style:style>
    <style:style style:name="P11" style:family="paragraph" style:parent-style-name="Heading_20_2">
      <style:paragraph-properties fo:line-height="150%"/>
    </style:style>
    <style:style style:name="P12" style:family="paragraph" style:parent-style-name="Heading_20_2" style:master-page-name="Standard">
      <style:paragraph-properties fo:margin-top="0.353cm" fo:margin-bottom="0cm" loext:contextual-spacing="false" fo:line-height="100%" style:page-number="auto"/>
    </style:style>
    <style:style style:name="P13" style:family="paragraph" style:parent-style-name="Heading_20_2">
      <style:paragraph-properties fo:break-before="page"/>
      <style:text-properties officeooo:paragraph-rsid="002bf636"/>
    </style:style>
    <style:style style:name="P14" style:family="paragraph" style:parent-style-name="Heading_20_4">
      <style:paragraph-properties fo:line-height="150%"/>
    </style:style>
    <style:style style:name="P15" style:family="paragraph" style:parent-style-name="Quotations">
      <style:paragraph-properties fo:margin-top="0cm" fo:margin-bottom="0.25cm" loext:contextual-spacing="false"/>
    </style:style>
    <style:style style:name="T1" style:family="text">
      <style:text-properties style:font-name="Liberation Sans" fo:font-size="14pt" fo:language="el" fo:country="GR" style:font-size-asian="14pt" style:font-size-complex="14pt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en" fo:country="GB" style:font-size-asian="12pt" style:language-asian="en" style:country-asian="US" style:font-size-complex="12pt" style:language-complex="ar" style:country-complex="SA"/>
    </style:style>
    <style:style style:name="T5" style:family="text">
      <style:text-properties style:font-name="Liberation Sans" fo:font-size="12pt" fo:language="el" fo:country="GR" style:font-size-asian="12pt" style:font-size-complex="12pt"/>
    </style:style>
    <style:style style:name="T6" style:family="text">
      <style:text-properties style:font-name="Liberation Sans" fo:font-size="12pt" fo:language="el" fo:country="GR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fo:font-size="11pt" fo:language="el" fo:country="GR" style:font-size-asian="11pt" style:language-asian="en" style:country-asian="US" style:font-size-complex="11pt" style:language-complex="ar" style:country-complex="SA"/>
    </style:style>
    <style:style style:name="T8" style:family="text">
      <style:text-properties style:font-name="Liberation Sans" fo:font-size="11pt" fo:language="el" fo:country="GR" officeooo:rsid="002733d3" style:font-size-asian="11pt" style:language-asian="en" style:country-asian="US" style:font-size-complex="11pt" style:language-complex="ar" style:country-complex="SA"/>
    </style:style>
    <style:style style:name="T9" style:family="text">
      <style:text-properties style:font-name="Liberation Sans" fo:font-size="11pt" fo:language="el" fo:country="GR" officeooo:rsid="002a0aef" style:font-size-asian="11pt" style:language-asian="en" style:country-asian="US" style:font-size-complex="11pt" style:language-complex="ar" style:country-complex="SA"/>
    </style:style>
    <style:style style:name="T10" style:family="text">
      <style:text-properties style:font-name="Liberation Sans" fo:font-size="11pt" fo:language="el" fo:country="GR" officeooo:rsid="001daee8" style:font-size-asian="11pt" style:font-size-complex="11pt"/>
    </style:style>
    <style:style style:name="T11" style:family="text">
      <style:text-properties style:font-name="Liberation Sans" fo:font-size="11pt" fo:language="en" fo:country="US" style:font-size-asian="11pt" style:language-asian="en" style:country-asian="US" style:font-size-complex="11pt" style:language-complex="ar" style:country-complex="SA"/>
    </style:style>
    <style:style style:name="T12" style:family="text">
      <style:text-properties style:font-name="Liberation Sans" fo:font-size="11pt" fo:language="en" fo:country="US" officeooo:rsid="002733d3" style:font-size-asian="11pt" style:language-asian="en" style:country-asian="US" style:font-size-complex="11pt" style:language-complex="ar" style:country-complex="SA"/>
    </style:style>
    <style:style style:name="T13" style:family="text">
      <style:text-properties style:font-name="Liberation Sans" fo:font-size="11pt" style:font-size-asian="11pt" style:font-size-complex="11pt"/>
    </style:style>
    <style:style style:name="T14" style:family="text">
      <style:text-properties style:font-name="Liberation Sans" fo:font-size="11pt" officeooo:rsid="001f1b15" style:font-size-asian="11pt" style:font-size-complex="11pt"/>
    </style:style>
    <style:style style:name="T15" style:family="text">
      <style:text-properties style:font-name="Liberation Sans" fo:font-size="11pt" fo:language="en" fo:country="GB" style:font-size-asian="11pt" style:language-asian="en" style:country-asian="US" style:font-size-complex="11pt" style:language-complex="ar" style:country-complex="SA"/>
    </style:style>
    <style:style style:name="T16" style:family="text">
      <style:text-properties style:font-name="Liberation Mono1" fo:font-size="10pt" style:font-size-asian="10pt" style:font-size-complex="10pt"/>
    </style:style>
    <style:style style:name="T17" style:family="text">
      <style:text-properties style:font-name="Liberation Mono1" fo:font-size="10pt" style:font-name-asian="Cambria1" style:font-size-asian="10pt" style:font-name-complex="F" style:font-size-complex="10pt"/>
    </style:style>
    <style:style style:name="T18" style:family="text">
      <style:text-properties style:font-name="Liberation Mono1" fo:font-size="11pt" fo:language="en" fo:country="US" style:font-size-asian="11pt" style:language-asian="en" style:country-asian="US" style:font-size-complex="11pt" style:language-complex="ar" style:country-complex="SA"/>
    </style:style>
    <style:style style:name="T19" style:family="text">
      <style:text-properties style:use-window-font-color="true" style:font-name="Liberation Mono1" fo:font-size="10pt" style:font-name-asian="Cambria1" style:font-size-asian="10pt" style:font-name-complex="F" style:font-size-complex="10pt"/>
    </style:style>
    <style:style style:name="T20" style:family="text">
      <style:text-properties style:use-window-font-color="true" fo:font-size="10pt" style:font-name-asian="Cambria1" style:font-size-asian="10pt" style:font-name-complex="F" style:font-size-complex="10pt"/>
    </style:style>
    <style:style style:name="T21" style:family="text">
      <style:text-properties fo:language="el" fo:country="GR"/>
    </style:style>
    <style:style style:name="T22" style:family="text">
      <style:text-properties fo:color="#4f81bd" style:font-name="Liberation Sans" fo:font-size="12pt" fo:language="el" fo:country="GR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ans1" fo:font-size="14pt" fo:language="el" fo:country="GR" style:font-size-asian="14pt" style:language-asian="en" style:country-asian="US" style:font-size-complex="14pt" style:language-complex="ar" style:country-complex="SA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<text:bookmark-start text:name="header-n8"/><text:span text:style-name="T1">Σ</text:span><text:bookmark-end text:name="header-n8"/><text:span text:style-name="T1">ύνταξη</text:span></text:h>
      <text:h text:style-name="P14" text:outline-level="4"><text:bookmark-start text:name="header-n30"/><text:span text:style-name="T3">Oracle </text:span><text:span text:style-name="T4">SQL</text:span><text:bookmark-end text:name="header-n30"/></text:h>
      <text:p text:style-name="P15"><text:span text:style-name="T16">CREATE [UNIQUE | BITMAP] INDEX [schema.]index<text:line-break/>ON {cluster_index_clause | table_index_clause |<text:line-break/> <text:s text:c="3"/>bitmap_join_index_clause}</text:span></text:p>
      <text:p text:style-name="P2"><text:span text:style-name="T7">Η Oracle εξ ορισμού δημιουργεί ευρετήρια με τη χρήση Β-δένδρων (</text:span><text:span text:style-name="T18">BTREE</text:span><text:span text:style-name="T7">),<text:line-break/>μπορεί όμως να χρησιμοποιήσει και κατακερματισμό (</text:span><text:span text:style-name="T18">HASH</text:span><text:span text:style-name="T7">). Υποστηρίζει<text:line-break/>απλά ευρετήρια, πρωτεύοντα ευρετήρια (</text:span><text:span text:style-name="T18">UNIQUE</text:span><text:span text:style-name="T7">), ευρετήρια συστάδων (</text:span><text:span text:style-name="T18">cluster_index_clause</text:span><text:span text:style-name="T7">), καθώς και ευρετήρια τύπου b</text:span><text:span text:style-name="T11">itmap (</text:span><text:span text:style-name="T18">BITMAP</text:span><text:span text:style-name="T11">).</text:span></text:p>
      <text:h text:style-name="P14" text:outline-level="4"><text:bookmark-start text:name="header-n10"/><text:span text:style-name="T3">MySQL</text:span><text:bookmark-end text:name="header-n10"/></text:h>
      <text:p text:style-name="P15"><text:span text:style-name="T17">CREATE [UNIQUE | FULLTEXT | SPATIAL] INDEX index_name<text:line-break/>[USING {BTREE | HASH}] ON tbl_name (key_part, </text:span><text:bookmark-start text:name="__DdeLink__108_3120630220"/><text:span text:style-name="T17">...</text:span><text:bookmark-end text:name="__DdeLink__108_3120630220"/><text:span text:style-name="T17">)<text:line-break/>[index_option] [algorithm_option | lock_option] ...</text:span></text:p>
      <text:p text:style-name="P3"><text:span text:style-name="T7">Η MySQL υποστηρίζει απλά ευρετήρια, πρωτεύοντα ευρετήρια, ευρετήρια<text:line-break/>κειμένου (</text:span><text:span text:style-name="T18">FULLTEXT</text:span><text:span text:style-name="T7">) και χωρικά ευρετήρια (</text:span><text:span text:style-name="T18">SPATIAL</text:span><text:span text:style-name="T7">). Χρησιμοποιεί Β-δένδρα,<text:line-break/>αλλά ορισμένες μηχανές αποθήκευσης υποστηρίζουν και κατακερματισμό. </text:span><text:span text:style-name="T8">Όταν<text:line-break/>υπάρχει </text:span><text:span text:style-name="T12">primary key</text:span><text:span text:style-name="T8"> ή κάποιο </text:span><text:span text:style-name="T12">unique field,</text:span><text:span text:style-name="T8"> δημιουργεί </text:span><text:span text:style-name="T9">ευρετήριο συστάδων.</text:span></text:p>
      <text:h text:style-name="P14" text:outline-level="4"><text:bookmark-start text:name="header-n6"/><text:span text:style-name="T3">PostgreSQL</text:span><text:bookmark-end text:name="header-n6"/></text:h>
      <text:p text:style-name="P15"><text:span text:style-name="T19">CREATE [UNIQUE] INDEX [CONCURRENTLY]<text:line-break/>[[IF NOT EXISTS] name ON table_name<text:line-break/>[USING {</text:span><text:span text:style-name="Source_20_Text"><text:span text:style-name="T20">BTREE</text:span></text:span><text:span text:style-name="Source_20_Text"><text:span text:style-name="T19"> | </text:span></text:span><text:span text:style-name="Source_20_Text"><text:span text:style-name="T20">HASH |</text:span></text:span><text:span text:style-name="T19"> </text:span><text:span text:style-name="Source_20_Text"><text:span text:style-name="T19">GIN | </text:span></text:span><text:span text:style-name="T19">[SP-]</text:span><text:span text:style-name="Source_20_Text"><text:span text:style-name="T20">GIST |</text:span></text:span><text:span text:style-name="T19"> BRIN</text:span><text:span text:style-name="Source_20_Text"><text:span text:style-name="T20">}]<text:line-break/></text:span></text:span><text:span text:style-name="T19">({column_name | (expression)} [COLLATE collation]<text:line-break/> <text:s/>[opclass] [ASC | DESC] [NULLS {FIRST | LAST}][, ...])<text:line-break/>[WITH (storage_parameter = value[, ...])]<text:line-break/>[TABLESPACE tablespace_name] [WHERE predicate]</text:span></text:p>
      <text:p text:style-name="P4"><text:span text:style-name="T13">Η PostgreSQL </text:span><text:span text:style-name="T7">υποστηρίζει απλά και πρωτεύοντα ευρετήρια. Εξ ορισμού χρησιμοποιεί Β-δένδρα και μπορεί επίσης να χρησιμοποιήσει κατακερματισμό, ανεστραμμένα ευρετήρια (</text:span><text:span text:style-name="T18">GIN</text:span><text:span text:style-name="T7">), ανεστραμμένα δένδρα αναζήτησης (</text:span><text:span text:style-name="T18">GIST</text:span><text:span text:style-name="T7">), χωρικά κατακερματισμένα </text:span><text:span text:style-name="T18">GIST</text:span><text:span text:style-name="T7"> (</text:span><text:span text:style-name="T18">SP-GIST</text:span><text:span text:style-name="T7">) και ευρετήρια εύρους </text:span><text:span text:style-name="T11">block (</text:span><text:span text:style-name="T18">BRIN</text:span><text:span text:style-name="T11">)</text:span><text:span text:style-name="T7">.</text:span></text:p>
      <text:h text:style-name="P13" text:outline-level="2"><text:span text:style-name="T23">Δυνατότητες</text:span></text:h>
      <text:h text:style-name="P11" text:outline-level="2"><draw:frame draw:style-name="fr1" draw:name="Object1" text:anchor-type="paragraph" svg:y="0.212cm" svg:width="15.565cm" svg:height="9.253cm" draw:z-index="0"><draw:object xlink:href="./Object 1" xlink:type="simple" xlink:show="embed" xlink:actuate="onLoad"/><draw:image xlink:href="./ObjectReplacements/Object 1" xlink:type="simple" xlink:show="embed" xlink:actuate="onLoad"/></draw:frame><text:bookmark-start text:name="header-n15"/><text:span text:style-name="T5">Πηγές</text:span><text:bookmark-end text:name="header-n15"/></text:h>
      <text:list xml:id="list3830194463" text:style-name="WWNum1">
        <text:list-item>
          <text:p text:style-name="P5"><text:a xlink:type="simple" xlink:href="https://docs.oracle.com/cd/B19306_01/server.102/b14200/statements_5010.htm" text:style-name="ListLabel_20_49" text:visited-style-name="ListLabel_20_49"><text:span text:style-name="Internet_20_link"><text:span text:style-name="T15">Oracle SQL Docs</text:span></text:span></text:a></text:p>
        </text:list-item>
        <text:list-item>
          <text:p text:style-name="P5"><text:a xlink:type="simple" xlink:href="https://dev.mysql.com/doc/refman/8.0/en/create-index.html" text:style-name="ListLabel_20_49" text:visited-style-name="ListLabel_20_49"><text:span text:style-name="Internet_20_link"><text:span text:style-name="T15">MySQL Docs</text:span></text:span></text:a></text:p>
        </text:list-item>
        <text:list-item>
          <text:p text:style-name="P5"><text:a xlink:type="simple" xlink:href="https://www.postgresql.org/docs/10/sql-createindex.html" text:style-name="ListLabel_20_49" text:visited-style-name="ListLabel_20_49"><text:span text:style-name="Internet_20_link"><text:span text:style-name="T15">PostgreSQL Docs</text:span></text:span></text:a></text:p>
        </text:list-item>
        <text:list-item>
          <text:p text:style-name="P5"><text:a xlink:type="simple" xlink:href="https://www.citusdata.com/blog/2017/10/17/tour-of-postgres-index-types/" text:style-name="ListLabel_20_49" text:visited-style-name="ListLabel_20_49"><text:span text:style-name="Internet_20_link"><text:span text:style-name="T15">A tour of Postgres Index Types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iberation Mono2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318cm" fo:margin-bottom="0.318cm" loext:contextual-spacing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cm" fo:margin-bottom="0.212cm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64cm" fo:margin-bottom="0.064cm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847cm" fo:margin-bottom="0.423cm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423cm" fo:margin-bottom="0.423cm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Abstract" style:family="paragraph" style:parent-style-name="Standard" style:next-style-name="Text_20_body" style:default-outline-level="">
      <style:paragraph-properties fo:margin-top="0.529cm" fo:margin-bottom="0.529cm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next-style-name="Text_20_body" style:default-outline-level="">
      <style:paragraph-properties fo:margin-left="0cm" fo:margin-right="0cm" fo:margin-top="0.176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next-style-name="Definition" style:default-outline-level="">
      <style:paragraph-properties fo:margin-top="0cm" fo:margin-bottom="0cm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423cm" fo:margin-bottom="0cm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onstantTok" style:family="text" style:parent-style-name="Verbatim_20_Char">
      <style:text-properties fo:color="#880000"/>
    </style:style>
    <style:style style:name="CharTok" style:family="text" style:parent-style-name="Verbatim_20_Char">
      <style:text-properties fo:color="#4070a0"/>
    </style:style>
    <style:style style:name="Special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VerbatimStringTok" style:family="text" style:parent-style-name="Verbatim_20_Char">
      <style:text-properties fo:color="#4070a0"/>
    </style:style>
    <style:style style:name="SpecialStringTok" style:family="text" style:parent-style-name="Verbatim_20_Char">
      <style:text-properties fo:color="#bb6688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fo:font-style="italic" style:font-style-asian="italic"/>
    </style:style>
    <style:style style:name="DocumentationTok" style:family="text" style:parent-style-name="Verbatim_20_Char">
      <style:text-properties fo:color="#ba2121" fo:font-style="italic" style:font-style-asian="italic"/>
    </style:style>
    <style:style style:name="Annot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/>
    </style:style>
    <style:style style:name="FunctionTok" style:family="text" style:parent-style-name="Verbatim_20_Char">
      <style:text-properties fo:color="#06287e"/>
    </style:style>
    <style:style style:name="VariableTok" style:family="text" style:parent-style-name="Verbatim_20_Char">
      <style:text-properties fo:color="#19177c"/>
    </style:style>
    <style:style style:name="ControlFlowTok" style:family="text" style:parent-style-name="Verbatim_20_Char">
      <style:text-properties fo:color="#007020" fo:font-weight="bold" style:font-weight-asian="bold"/>
    </style:style>
    <style:style style:name="OperatorTok" style:family="text" style:parent-style-name="Verbatim_20_Char">
      <style:text-properties fo:color="#666666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/>
    </style:style>
    <style:style style:name="AttributeTok" style:family="text" style:parent-style-name="Verbatim_20_Char">
      <style:text-properties fo:color="#7d9029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fo:font-weight="bold" style:font-weight-asian="bold"/>
    </style:style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ans" fo:font-family="'Liberation Sans'" style:font-family-generic="roman" style:font-pitch="variable" fo:language="en" fo:country="GB" style:language-asian="en" style:country-asian="US" style:language-complex="ar" style:country-complex="SA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" fo:font-family="'Liberation Sans'" style:font-family-generic="roman" style:font-pitch="variable" fo:language="en" fo:country="GB" style:language-asian="en" style:country-asian="US" style:language-complex="ar" style:country-complex="SA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ans" fo:font-family="'Liberation Sans'" style:font-family-generic="roman" style:font-pitch="variable" fo:font-size="11pt" fo:language="en" fo:country="GB" style:font-size-asian="11pt" style:language-asian="en" style:country-asian="US" style:font-size-complex="11pt" style:language-complex="ar" style:country-complex="SA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ans" fo:font-family="'Liberation Sans'" style:font-family-generic="roman" style:font-pitch="variable" fo:font-size="11pt" fo:language="en" fo:country="GB" style:font-size-asian="11pt" style:language-asian="en" style:country-asian="US" style:font-size-complex="11pt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space" fo:text-indent="-0.499cm" fo:margin-left="1.499cm"/>
        </style:list-level-properties>
        <style:text-properties style:font-name="Symbol"/>
      </text:list-level-style-bullet>
      <text:list-level-style-bullet text:level="2" text:style-name="ListLabel_20_41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3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45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47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20:52</meta:creation-date>
    <dc:language>en-GB</dc:language>
    <dc:date>2018-11-13T20:31:54.416604819</dc:date>
    <meta:editing-cycles>128</meta:editing-cycles>
    <meta:editing-duration>PT2H41M12S</meta:editing-duration>
    <meta:generator>LibreOffice/6.1.3.2$Linux_X86_64 LibreOffice_project/10$Build-2</meta:generator>
    <meta:document-statistic meta:table-count="0" meta:image-count="0" meta:object-count="1" meta:page-count="2" meta:paragraph-count="16" meta:word-count="200" meta:character-count="1561" meta:non-whitespace-character-count="13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2" svg:font-family="'Liberation Sans', Arial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4.56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38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87mm" fo:break-before="auto" style:use-optimal-row-height="false"/>
    </style:style>
    <style:style style:name="ro2" style:family="table-row">
      <style:table-row-properties style:row-height="10.41mm" fo:break-before="auto" style:use-optimal-row-height="false"/>
    </style:style>
    <style:style style:name="ro3" style:family="table-row">
      <style:table-row-properties style:row-height="10.3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0.74pt solid #000000" fo:border="0.74pt solid #000000"/>
      <style:text-properties style:font-name="Liberation Sans" fo:font-size="11pt" style:font-size-asian="11pt" style:font-weight-asian="normal" style:font-size-complex="11pt"/>
    </style:style>
    <style:style style:name="ce6" style:family="table-cell" style:parent-style-name="Default"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style:font-size-asian="11pt" style:language-asian="ar" style:country-asian="SA" style:font-name-complex="Liberation Sans2" style:font-size-complex="11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style:font-size-asian="11pt" style:language-asian="ar" style:country-asian="SA" style:font-name-complex="Liberation Sans2" style:font-size-complex="11pt" style:language-complex="ar" style:country-complex="SA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fo:font-weight="normal" style:font-size-asian="11pt" style:language-asian="ar" style:country-asian="SA" style:font-weight-asian="normal" style:font-name-complex="Liberation Sans2" style:font-size-complex="11pt" style:language-complex="ar" style:country-complex="SA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letter-kerning="false" fo:language="el" fo:country="GR" style:language-asian="ar" style:country-asian="SA" style:font-size-asian="11pt" style:font-size-complex="11pt"/>
    </style:style>
    <style:style style:name="T3" style:family="text">
      <style:text-properties style:use-window-font-color="true" style:letter-kerning="false" style:language-asian="ar" style:country-asian="SA" style:font-size-asian="11pt" style:font-size-complex="11pt" fo:language="en" fo:country="US" style:language-complex="ar" style:country-complex="SA"/>
    </style:style>
    <style:style style:name="T4" style:family="text">
      <style:text-properties style:use-window-font-color="true" style:letter-kerning="false" style:language-asian="ar" style:country-asian="SA" style:font-size-asian="11pt" style:font-size-complex="11pt" fo:language="el" fo:country="GR"/>
    </style:style>
    <style:style style:name="T5" style:family="text">
      <style:text-properties style:use-window-font-color="true" style:letter-kerning="false" style:language-asian="ar" style:country-asian="SA" style:font-size-asian="11pt" style:font-size-complex="11pt" fo:language="en" fo:country="GB" style:language-complex="ar" style:country-complex="SA"/>
    </style:style>
    <style:style style:name="T6" style:family="text">
      <style:text-properties style:use-window-font-color="true" style:letter-kerning="false" fo:language="el" fo:country="GR" style:language-asian="ar" style:country-asian="SA" style:language-complex="ar" style:country-complex="SA" style:font-size-asian="11pt" style:font-size-complex="11pt"/>
    </style:style>
    <style:style style:name="T7" style:family="text">
      <style:text-properties style:use-window-font-color="true" style:letter-kerning="false" style:language-asian="ar" style:country-asian="SA" style:language-complex="ar" style:country-complex="SA" style:font-size-asian="11pt" style:font-size-complex="11pt" fo:language="en" fo:country="US"/>
    </style:style>
    <style:style style:name="T8" style:family="text">
      <style:text-properties style:use-window-font-color="true" fo:font-size="11pt" style:letter-kerning="false" fo:language="el" fo:country="GR" style:language-asian="ar" style:country-asian="SA" style:language-complex="ar" style:country-complex="SA" style:font-size-asian="11pt" style:font-size-complex="11pt" style:font-weight-asian="normal" style:font-weight-complex="normal"/>
    </style:style>
    <style:style style:name="T9" style:family="text">
      <style:text-properties style:use-window-font-color="true" fo:font-size="11pt" style:letter-kerning="false" style:language-asian="ar" style:country-asian="SA" style:language-complex="ar" style:country-complex="SA" style:font-size-asian="11pt" style:font-size-complex="11pt" style:font-weight-asian="normal" style:font-weight-complex="normal" fo:language="en" fo:country="US"/>
    </style:style>
    <style:style style:name="T10" style:family="text">
      <style:text-properties style:use-window-font-color="true" fo:font-size="11pt" style:letter-kerning="false" fo:language="en" fo:country="US" style:language-asian="ar" style:country-asian="SA" style:language-complex="ar" style:country-complex="SA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                        <text:span text:style-name="T1">Database</text:span></text:p>
            <text:p><text:span text:style-name="T1"> Index Type</text:span></text:p>
          </table:table-cell>
          <table:table-cell table:style-name="ce7" office:value-type="string" calcext:value-type="string" table:number-columns-spanned="1" table:number-rows-spanned="2">
            <text:p>Oracle SQL</text:p>
          </table:table-cell>
          <table:table-cell table:style-name="ce7" office:value-type="string" calcext:value-type="string" table:number-columns-spanned="1" table:number-rows-spanned="2">
            <text:p>MySQL</text:p>
          </table:table-cell>
          <table:table-cell table:style-name="ce7" office:value-type="string" calcext:value-type="string" table:number-columns-spanned="1" table:number-rows-spanned="2">
            <text:p>PostgreSQL</text:p>
          </table:table-cell>
          <table:table-cell table:number-columns-spanned="1" table:number-rows-spanned="2"/>
          <table:table-cell table:number-columns-repeated="1019"/>
        </table:table-row>
        <table:table-row table:style-name="ro1">
          <table:covered-table-cell/>
          <table:covered-table-cell table:number-columns-repeated="3" table:style-name="ce12"/>
          <table:covered-table-cell/>
          <table:table-cell table:number-columns-repeated="1019"/>
        </table:table-row>
        <table:table-row table:style-name="ro2">
          <table:table-cell table:style-name="ce3" office:value-type="string" calcext:value-type="string">
            <text:p><text:span text:style-name="T2">Πρωτεύον</text:span></text:p>
            <text:p><text:span text:style-name="T2">(</text:span><text:span text:style-name="T3">Unique</text:span><text:span text:style-name="T4">)</text:span></text:p>
          </table:table-cell>
          <table:table-cell table:number-columns-repeated="3" table:style-name="ce12" office:value-type="string" calcext:value-type="string">
            <text:p>UNIQU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<text:span text:style-name="T2">Συστάδων</text:span></text:p>
            <text:p><text:span text:style-name="T2">(</text:span><text:span text:style-name="T3">Clustered</text:span><text:span text:style-name="T4">)</text:span></text:p>
          </table:table-cell>
          <table:table-cell table:style-name="ce12" office:value-type="string" calcext:value-type="string">
            <text:p>CLUSTER</text:p>
          </table:table-cell>
          <table:table-cell table:style-name="ce8" office:value-type="string" calcext:value-type="string">
            <text:p>(primary key/unique field)</text:p>
          </table:table-cell>
          <table:table-cell table:style-name="ce12" office:value-type="string" calcext:value-type="string">
            <text:p>CLUST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<text:span text:style-name="T2">Β-δένδρων</text:span></text:p>
            <text:p><text:span text:style-name="T2">(</text:span><text:span text:style-name="T5">B-tree</text:span><text:span text:style-name="T4">)</text:span></text:p>
          </table:table-cell>
          <table:table-cell table:number-columns-repeated="3" table:style-name="ce12" office:value-type="string" calcext:value-type="string">
            <text:p>BTRE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<text:span text:style-name="T2">Κατακερματισμένο</text:span></text:p>
            <text:p><text:span text:style-name="T2">(</text:span><text:span text:style-name="T3">Hashed</text:span><text:span text:style-name="T4">)</text:span></text:p>
          </table:table-cell>
          <table:table-cell table:number-columns-repeated="2" table:style-name="ce12" office:value-type="string" calcext:value-type="string">
            <text:p>HASH</text:p>
          </table:table-cell>
          <table:table-cell table:style-name="ce12" office:value-type="string" calcext:value-type="string">
            <text:p>HASH,SP-GIS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<text:span text:style-name="T2">Ανεστραμμένο</text:span></text:p>
            <text:p><text:span text:style-name="T2">(</text:span><text:span text:style-name="T3">Inverted</text:span><text:span text:style-name="T4">)</text:span>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FULLTEXT</text:p>
          </table:table-cell>
          <table:table-cell table:style-name="ce12" office:value-type="string" calcext:value-type="string">
            <text:p>GIN,GIST,SP-GIS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<text:span text:style-name="T6">Χωρικό</text:span></text:p>
            <text:p><text:span text:style-name="T6">(</text:span><text:span text:style-name="T7">Spatial)</text:span>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SPATIAL</text:p>
          </table:table-cell>
          <table:table-cell table:style-name="ce12" office:value-type="string" calcext:value-type="string">
            <text:p>SP-GIS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<text:span text:style-name="T8">Εύρους</text:span><text:span text:style-name="T9"> block</text:span></text:p>
            <text:p><text:span text:style-name="T10">(Block range)</text:span>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BRIN</text:p>
          </table: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Bitmap</text:p>
          </table:table-cell>
          <table:table-cell table:style-name="ce12" office:value-type="string" calcext:value-type="string">
            <text:p>BITMAP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2" svg:font-family="'Liberation Sans', Arial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Zen Hei" style:language-asian="zh" style:country-asian="CN" style:font-name-complex="Noto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11-13">00/00/0000</text:date></text:span><text:span text:style-name="MT1">, </text:span><text:span text:style-name="MT1"><text:time style:data-style-name="N2" text:time-value="20:27:51.16349993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